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Calibri" svg:font-family="Calibri, sans-serif"/>
    <style:font-face style:name="Gisha" svg:font-family="Gisha, sans-serif"/>
    <style:font-face style:name="Mangal1" svg:font-family="Mangal"/>
    <style:font-face style:name="Sylfaen" svg:font-family="Sylfae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background-color="#888888"/>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color="#000000"/>
    </style:style>
    <style:style style:name="P4" style:family="paragraph" style:parent-style-name="Text_20_body">
      <style:paragraph-properties fo:margin-top="0in" fo:margin-bottom="0in"/>
      <style:text-properties fo:color="#000000" style:font-name="Gisha" fo:font-size="13pt"/>
    </style:style>
    <style:style style:name="P5" style:family="paragraph" style:parent-style-name="Text_20_body">
      <style:paragraph-properties fo:margin-top="0in" fo:margin-bottom="0in"/>
      <style:text-properties fo:color="#000000" style:font-name="Arial1" fo:font-size="13pt"/>
    </style:style>
    <style:style style:name="P6" style:family="paragraph" style:parent-style-name="Text_20_body">
      <style:paragraph-properties fo:margin-top="0in" fo:margin-bottom="0in"/>
      <style:text-properties fo:color="#4f82be" style:font-name="Gisha" fo:font-size="14pt"/>
    </style:style>
    <style:style style:name="P7" style:family="paragraph" style:parent-style-name="Text_20_body">
      <style:paragraph-properties fo:margin-left="0in" fo:margin-right="0in" fo:margin-top="0in" fo:margin-bottom="0in" fo:text-indent="0in" style:auto-text-indent="false"/>
    </style:style>
    <style:style style:name="T1" style:family="text">
      <style:text-properties fo:color="#000000"/>
    </style:style>
    <style:style style:name="T2" style:family="text">
      <style:text-properties fo:color="#000000" style:font-name="Sylfaen" fo:font-size="13pt"/>
    </style:style>
    <style:style style:name="T3" style:family="text">
      <style:text-properties fo:color="#000000" style:font-name="Gisha" fo:font-size="13pt"/>
    </style:style>
    <style:style style:name="T4" style:family="text">
      <style:text-properties fo:color="#000000" fo:font-size="13pt"/>
    </style:style>
    <style:style style:name="T5" style:family="text">
      <style:text-properties fo:color="#000000" fo:font-size="13pt" fo:language="vi" fo:country="VN"/>
    </style:style>
    <style:style style:name="T6" style:family="text">
      <style:text-properties fo:color="#000000" style:font-name="Arial1" fo:font-size="13pt"/>
    </style:style>
    <style:style style:name="T7" style:family="text">
      <style:text-properties fo:color="#000000" style:font-name="Arial1" fo:font-size="13pt" fo:language="vi" fo:country="VN"/>
    </style:style>
    <style:style style:name="T8" style:family="text">
      <style:text-properties fo:font-variant="normal" fo:text-transform="none" fo:color="#000000" fo:font-size="13pt"/>
    </style:style>
    <style:style style:name="T9" style:family="text">
      <style:text-properties fo:font-variant="normal" fo:text-transform="none" style:font-name="Calibri"/>
    </style:style>
    <style:style style:name="T10" style:family="text">
      <style:text-properties style:font-name="Calibri"/>
    </style:style>
    <style:style style:name="T11" style:family="text">
      <style:text-properties style:text-position="-33% 80%"/>
    </style:style>
    <style:style style:name="T1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PIC 3.</text:p>
      <text:p text:style-name="P4">World view projection matrix is used to express transformations and stimulates</text:p>
      <text:p text:style-name="P4">the real world in game. After this part, you can be able to organize many objects</text:p>
      <text:p text:style-name="P4">in a big scene, use the camera as well as use the perspective projection to make</text:p>
      <text:p text:style-name="P4">3D illusion.</text:p>
      <text:p text:style-name="P6">Read “Coordinates and transformations” section in the training site. Make</text:p>
      <text:p text:style-name="P6">sure that you can define following concepts:</text:p>
      <text:p text:style-name="P2"><text:span text:style-name="T2">x□ </text:span><text:span text:style-name="T3">Transformation &amp; kind of popular transformation</text:span></text:p>
      <text:p text:style-name="P2"><text:span text:style-name="T2">x□ </text:span><text:span text:style-name="T3">Transformation matrix</text:span></text:p>
      <text:p text:style-name="P2"><text:span text:style-name="T2">x□ </text:span><text:span text:style-name="T3">Homogenous space</text:span></text:p>
      <text:p text:style-name="P2"><text:span text:style-name="T2">x□ </text:span><text:span text:style-name="T3">Local space</text:span></text:p>
      <text:p text:style-name="P2"><text:span text:style-name="T2">x□ </text:span><text:span text:style-name="T3">World space &amp; world matrix</text:span></text:p>
      <text:p text:style-name="P2"><text:span text:style-name="T2">x□ </text:span><text:span text:style-name="T3">Camera space &amp; view matrix</text:span></text:p>
      <text:p text:style-name="P2"><text:span text:style-name="T2">x□ </text:span><text:span text:style-name="T3">Projection space &amp; projection matrix</text:span></text:p>
      <text:p text:style-name="P2"><text:span text:style-name="T2">x□ </text:span><text:span text:style-name="T3">World view projection matrix</text:span></text:p>
      <text:p text:style-name="P2"><text:span text:style-name="T2">x□ </text:span><text:span text:style-name="T3">Perspective projection &amp; Orthogonal projection.</text:span></text:p>
      <text:p text:style-name="P6">Answer following questions:</text:p>
      <text:p text:style-name="P2"><text:span text:style-name="T1">□ </text:span><text:span text:style-name="T3">Why do we use matrix to express transformation?</text:span></text:p>
      <text:p text:style-name="Text_20_body"><text:span text:style-name="T5">We  use matrix to express transformation because </text:span>In graphics, we need matrices to represent a transformation from a coordinate system to another, Basically, we will visualize the rows of a matrix as the basis vectors (i.e. a set of  2 vectors, for 2D coordinate system, or 3 vectors, for 3D coordinate system, which are linearly independent) that define a coordinate system. An example of basis vectors are cardinal axes.</text:p>
      <text:p text:style-name="P3"> </text:p>
      <text:p text:style-name="P2"><text:span text:style-name="T2">x□ </text:span><text:span text:style-name="T3">How can we combine more than one transformation? For example: I want</text:span></text:p>
      <text:p text:style-name="P4">to rotate the object, and then move it.</text:p>
      <text:p text:style-name="P7"><text:span text:style-name="T4">-</text:span><text:span text:style-name="T8">          </text:span><text:span text:style-name="T3">If we want to apply a series of transformations, we can combine them into one single transformation matrix by multiplying the corresponding transformation matrices and we can use the single matrix after that.</text:span></text:p>
      <text:p text:style-name="P7"><text:span text:style-name="T4">-</text:span><text:span text:style-name="T8">          </text:span><text:span text:style-name="T3">The final matrix = rotate matrix * translate matrix.</text:span></text:p>
      <text:p text:style-name="P3"> </text:p>
      <text:p text:style-name="P2"><text:span text:style-name="T2">x□ </text:span><text:span text:style-name="T3">What is the correct order when calculate world matrix? Should we translate</text:span></text:p>
      <text:p text:style-name="P4">first, then rotate or what? Explain.</text:p>
      <text:p text:style-name="Text_20_body"><text:span text:style-name="T10">-</text:span><text:span text:style-name="T9">          </text:span>The correct order when caculate world matrix:</text:p>
      <text:p text:style-name="P1">Scale – Rotation – Translation</text:p>
      <text:p text:style-name="P1">where Rotation = R<text:span text:style-name="T11">Z</text:span> *R<text:span text:style-name="T11">X</text:span> * R<text:span text:style-name="T11">Y</text:span></text:p>
      <text:p text:style-name="P7"><text:span text:style-name="T4">-</text:span><text:span text:style-name="T8">          </text:span><text:span text:style-name="T3">We should rotate first, then translate. Because it is normal rules.</text:span></text:p>
      <text:p text:style-name="P3"> </text:p>
      <text:p text:style-name="P2"><text:span text:style-name="T2">x□ </text:span><text:span text:style-name="T3">What is the position of an object? From what point it is calculated?</text:span></text:p>
      <text:p text:style-name="P4">- The position of an object is the location of the object in world space.</text:p>
      <text:p text:style-name="P4">It is caculated from the origin of world space.</text:p>
      <text:p text:style-name="P3"><text:soft-page-break/> </text:p>
      <text:p text:style-name="P2"><text:span text:style-name="T2">x□ </text:span><text:span text:style-name="T3">What is a camera? Why we need to use camera in a 3D application?</text:span></text:p>
      <text:p text:style-name="P4">- Camera can think as an object od the scene. camera becomes the new origin of coordinate system describing the scene and we need to express the objects’ vertices in camera space. Camera decided what objects can be display in the screen and how to it display.</text:p>
      <text:p text:style-name="P4">- We need to use camera in a 3D applycation because:</text:p>
      <text:p text:style-name="P4">First, the objects in 3D application (character, …) always motion, so the objects and scene which must to display are different from moment.</text:p>
      <text:p text:style-name="P2"><text:span text:style-name="T3">Second, to make 3D amination, </text:span><text:span text:style-name="T7">we need to display objects, scene in more </text:span><text:span text:style-name="T6">cornor.</text:span></text:p>
      <text:p text:style-name="P5">So we need camera in 3D applicatuion.</text:p>
      <text:p text:style-name="P3"> </text:p>
      <text:p text:style-name="P2"><text:span text:style-name="T2">x□ </text:span><text:span text:style-name="T3">From what point do we calculate the position of the object in camera</text:span></text:p>
      <text:p text:style-name="P4">space?</text:p>
      <text:p text:style-name="P4">- We caculate the position of the object in camera space from the origin of camera local space.</text:p>
      <text:p text:style-name="P3"> </text:p>
      <text:p text:style-name="P2"><text:span text:style-name="T2">x□ </text:span><text:span text:style-name="T3">What kind of projection do we use to create 3D illusion?</text:span></text:p>
      <text:p text:style-name="P4">- We use <text:span text:style-name="T12">the perspective projection </text:span>to create 3D illusion because it allows a realistic representation of the real world by ensuring the diminishing in objects’ size according to their depth versus camera.</text:p>
      <text:p text:style-name="P3"> </text:p>
      <text:p text:style-name="P2"><text:span text:style-name="T2">x□ </text:span><text:span text:style-name="T3">Should we calculate world view projection matrix in shader or in C++?</text:span></text:p>
      <text:p text:style-name="P4">Why?</text:p>
      <text:p text:style-name="P4">We should calculate world view projection matrix in C++ because if we calculate in shader, the price is too much, so the performance is decreasing (in shader, the number of task = the number of vertexs must be draw, opposite, in c++, only noe task for all vertexs).</text:p>
      <text:p text:style-name="P6">Exercise: Implement world view projection matrix.</text:p>
      <text:p text:style-name="P2"><text:span text:style-name="T2">x□ </text:span><text:span text:style-name="T3">Create Object class and make Render method to render the triangle (move</text:span></text:p>
      <text:p text:style-name="P4">all code to draw to Render() method).</text:p>
      <text:p text:style-name="P4">3D SELF-TRAINING PROGRAM</text:p>
      <text:p text:style-name="P2"><text:span text:style-name="T2">x□ </text:span><text:span text:style-name="T3">Add position, rotation, scale properties to Object class, and then calculate</text:span></text:p>
      <text:p text:style-name="P4">the world view projection matrix and pass to shader. Now you can change</text:p>
      <text:p text:style-name="P4">the triangle’s position, rotation and scale. Make the triangle to rotate.</text:p>
      <text:p text:style-name="P2"><text:span text:style-name="T2">x□ </text:span><text:span text:style-name="T3">Add the perspective matrix to your application. If your triangle</text:span></text:p>
      <text:p text:style-name="P4">disappeared, do not panic, explain why. Put your triangle to visible area.</text:p>
      <text:p text:style-name="P2"><text:span text:style-name="T2">x□ </text:span><text:span text:style-name="T3">Add camera class – derived from Object class. Calculate view matrix and</text:span></text:p>
      <text:p text:style-name="P4">then multiply to world view projection matrix in correct order. Try to</text:p>
      <text:p text:style-name="P4">control the camera moving using arrow keys and ASWD ke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Calibri" svg:font-family="Calibri, sans-serif"/>
    <style:font-face style:name="Gisha" svg:font-family="Gisha, sans-serif"/>
    <style:font-face style:name="Mangal1" svg:font-family="Mangal"/>
    <style:font-face style:name="Sylfaen" svg:font-family="Sylfae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8T11:52:58.47</meta:creation-date>
    <dc:date>2013-07-08T11:55:34.07</dc:date>
    <meta:editing-duration>PT2M41S</meta:editing-duration>
    <meta:editing-cycles>2</meta:editing-cycles>
    <meta:generator>LibreOffice/3.4$Win32 LibreOffice_project/340m1$Build-402</meta:generator>
    <meta:document-statistic meta:table-count="0" meta:image-count="0" meta:object-count="0" meta:page-count="2" meta:paragraph-count="65" meta:word-count="724" meta:character-count="4213" meta:non-whitespace-character-count="3502"/>
  </office:meta>
</office:document-meta>
</file>